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xProto Nerd Font" svg:font-family="'0xProt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0xProto Nerd Font" fo:font-size="14pt" fo:font-weight="bold" officeooo:rsid="0016599a" officeooo:paragraph-rsid="001659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0xProto Nerd Font" fo:font-weight="normal" officeooo:rsid="0016599a" officeooo:paragraph-rsid="0016599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0xProto Nerd Font" fo:font-weight="normal" officeooo:rsid="0016599a" officeooo:paragraph-rsid="0016599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tlesim Automata</text:p>
      <text:p text:style-name="P2">Liam Nolan</text:p>
      <text:p text:style-name="P2">MCI</text:p>
      <text:p text:style-name="P2"/>
      <text:p text:style-name="P3">The purpose of this assignment was to create a edge detection node fo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xProto Nerd Font" svg:font-family="'0xProt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2:14:49.540268039</meta:creation-date>
    <dc:date>2024-05-16T12:16:12.246118117</dc:date>
    <meta:editing-duration>PT1M24S</meta:editing-duration>
    <meta:editing-cycles>1</meta:editing-cycles>
    <meta:document-statistic meta:table-count="0" meta:image-count="0" meta:object-count="0" meta:page-count="1" meta:paragraph-count="4" meta:word-count="18" meta:character-count="102" meta:non-whitespace-character-count="87"/>
    <meta:generator>LibreOffice/7.3.7.2$Linux_X86_64 LibreOffice_project/30$Build-2</meta:generator>
  </office:meta>
</office:document-meta>
</file>